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DE000002D078ED2F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40pt" style:font-size-asian="40pt" style:font-size-complex="4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7cm" svg:height="8.147cm" draw:z-index="0"><draw:image xlink:href="Pictures/10000201000005DE000002D078ED2FC5.png" xlink:type="simple" xlink:show="embed" xlink:actuate="onLoad"/></draw:frame></text:p>
      <text:p text:style-name="P2">Conférence </text:p>
      <text:p text:style-name="P2">« FuelPHP »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Randy</meta:initial-creator>
    <meta:creation-date>2012-10-30T22:02:08</meta:creation-date>
    <dc:date>2012-11-22T16:16:50</dc:date>
    <dc:creator>Mikael Randy</dc:creator>
    <meta:editing-duration>PT1M48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2" meta:word-count="4" meta:character-count="22" meta:non-whitespace-character-count="19"/>
  </office:meta>
</office:document-meta>
</file>